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7679" officeooo:paragraph-rsid="00177679"/>
    </style:style>
    <style:style style:name="P2" style:family="paragraph" style:parent-style-name="Standard">
      <style:text-properties officeooo:rsid="00177679" officeooo:paragraph-rsid="00177679"/>
    </style:style>
    <style:style style:name="P3" style:family="paragraph" style:parent-style-name="Standard">
      <style:text-properties officeooo:rsid="00177679" officeooo:paragraph-rsid="001ef60e"/>
    </style:style>
    <style:style style:name="P4" style:family="paragraph" style:parent-style-name="Standard">
      <style:text-properties officeooo:rsid="0019467a" officeooo:paragraph-rsid="0019467a"/>
    </style:style>
    <style:style style:name="P5" style:family="paragraph" style:parent-style-name="Standard">
      <style:text-properties officeooo:rsid="0019467a" officeooo:paragraph-rsid="001a07b1"/>
    </style:style>
    <style:style style:name="P6" style:family="paragraph" style:parent-style-name="Standard">
      <style:text-properties officeooo:rsid="0019467a" officeooo:paragraph-rsid="001aafb6"/>
    </style:style>
    <style:style style:name="P7" style:family="paragraph" style:parent-style-name="Standard">
      <style:text-properties officeooo:rsid="0019467a" officeooo:paragraph-rsid="001cf640"/>
    </style:style>
    <style:style style:name="P8" style:family="paragraph" style:parent-style-name="Standard">
      <style:text-properties officeooo:rsid="0019467a" officeooo:paragraph-rsid="00234c3e"/>
    </style:style>
    <style:style style:name="P9" style:family="paragraph" style:parent-style-name="Standard">
      <style:text-properties style:font-name="Courier 10 Pitch" officeooo:rsid="0019467a" officeooo:paragraph-rsid="0019467a"/>
    </style:style>
    <style:style style:name="P10" style:family="paragraph" style:parent-style-name="Standard">
      <style:text-properties style:font-name="Courier 10 Pitch" officeooo:rsid="0019467a" officeooo:paragraph-rsid="00234c3e"/>
    </style:style>
    <style:style style:name="P11" style:family="paragraph" style:parent-style-name="Standard">
      <style:text-properties style:font-name="Courier 10 Pitch" officeooo:rsid="001ef60e" officeooo:paragraph-rsid="001ef60e"/>
    </style:style>
    <style:style style:name="P12" style:family="paragraph" style:parent-style-name="Standard">
      <style:text-properties officeooo:rsid="001aafb6" officeooo:paragraph-rsid="001aafb6"/>
    </style:style>
    <style:style style:name="P13" style:family="paragraph" style:parent-style-name="Standard">
      <style:text-properties style:font-name="Liberation Serif" officeooo:rsid="0019467a" officeooo:paragraph-rsid="0019467a"/>
    </style:style>
    <style:style style:name="P14" style:family="paragraph" style:parent-style-name="Standard">
      <style:text-properties style:font-name="Liberation Serif" officeooo:rsid="0019467a" officeooo:paragraph-rsid="001cf640"/>
    </style:style>
    <style:style style:name="P15" style:family="paragraph" style:parent-style-name="Standard">
      <style:text-properties style:font-name="Liberation Serif" officeooo:rsid="0019467a" officeooo:paragraph-rsid="001d9256"/>
    </style:style>
    <style:style style:name="P16" style:family="paragraph" style:parent-style-name="Standard">
      <style:text-properties officeooo:rsid="00234c3e" officeooo:paragraph-rsid="00234c3e"/>
    </style:style>
    <style:style style:name="T1" style:family="text">
      <style:text-properties officeooo:rsid="0019467a"/>
    </style:style>
    <style:style style:name="T2" style:family="text">
      <style:text-properties officeooo:rsid="001a07b1"/>
    </style:style>
    <style:style style:name="T3" style:family="text">
      <style:text-properties style:font-name="Courier 10 Pitch"/>
    </style:style>
    <style:style style:name="T4" style:family="text">
      <style:text-properties officeooo:rsid="001aafb6"/>
    </style:style>
    <style:style style:name="T5" style:family="text">
      <style:text-properties officeooo:rsid="001cf640"/>
    </style:style>
    <style:style style:name="T6" style:family="text">
      <style:text-properties officeooo:rsid="001d9256"/>
    </style:style>
    <style:style style:name="T7" style:family="text">
      <style:text-properties officeooo:rsid="001feefe"/>
    </style:style>
    <style:style style:name="T8" style:family="text">
      <style:text-properties style:font-name="Liberation Serif" officeooo:rsid="001d92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e IV: D3</text:p>
      <text:p text:style-name="P1"/>
      <text:p text:style-name="P1"/>
      <text:p text:style-name="P3"><text:tab/><text:span text:style-name="T1">In this module we want to explore the D3 javascript library a little more. A great way to do this is to use it to help join a file containing the U.S. state outlines to some agricultural production data, and simultaneously plot some city population data. Before we begin you should crack open your data files to make sure you understand what we are looking at! Notice that the Agricultural data has no geographic information, which is why we will <text:s/>need to merge it with the geoJSON file, but the city population data does have latitude and longitude data. To start off lets open our index.html file and get it set up, add this in the body of your html to give our map a place to live:</text:span></text:p>
      <text:p text:style-name="P3"/>
      <text:p text:style-name="P11">&lt;div id="myMap"&gt;&lt;/div&gt;</text:p>
      <text:p text:style-name="P3"/>
      <text:p text:style-name="P3"><text:span text:style-name="T1"><text:s/>Next we will need to add the links to our scripts after the body in your html:</text:span></text:p>
      <text:p text:style-name="P3"/>
      <text:p text:style-name="P11">&lt;script type="text/javascript" src="d3/d3.v3.js"&gt;&lt;/script&gt;</text:p>
      <text:p text:style-name="P11"><text:tab/>&lt;script type="text/javascript" src="js/script.js"&gt;&lt;/script&gt;</text:p>
      <text:p text:style-name="P1"/>
      <text:p text:style-name="P4">Ok now lets crack open our javascript file and get to work. Start by creating two new variables, one for width and one for height that we will use to help project our data:</text:p>
      <text:p text:style-name="P4"/>
      <text:p text:style-name="P9">var w = 500;</text:p>
      <text:p text:style-name="P9">var h = 300;</text:p>
      <text:p text:style-name="P4"/>
      <text:p text:style-name="P4"><text:span text:style-name="T7">We can use the previous variables we made to generate our projection for the map:</text:span></text:p>
      <text:p text:style-name="P4"/>
      <text:p text:style-name="P9">var projection = d3.geo.albersUsa()</text:p>
      <text:p text:style-name="P9"><text:s text:c="23"/>.translate([w/2, h/2])</text:p>
      <text:p text:style-name="P9"><text:s text:c="23"/>.scale([500]);</text:p>
      <text:p text:style-name="P4"/>
      <text:p text:style-name="P5"><text:span text:style-name="T2">Now we need to d</text:span>efine <text:span text:style-name="T2">a </text:span>path generator <text:span text:style-name="T2">to apply our projection:</text:span></text:p>
      <text:p text:style-name="P5"><text:span text:style-name="T2"><text:s/></text:span></text:p>
      <text:p text:style-name="P9">var path = d3.geo.path()</text:p>
      <text:p text:style-name="P9"><text:s text:c="17"/>.projection(projection);</text:p>
      <text:p text:style-name="P4"><text:s text:c="17"/></text:p>
      <text:p text:style-name="P5"><text:span text:style-name="T7">We create a function to d</text:span>efine <text:span text:style-name="T2">a </text:span>quantize<text:span text:style-name="T2">d</text:span> scale to sort data values into buckets of color, <text:span text:style-name="T2">note that the c</text:span>olors <text:span text:style-name="T2">are </text:span>taken from colorbrewer.js, included in the D3 download:</text:p>
      <text:p text:style-name="P4"/>
      <text:p text:style-name="P9">var color = d3.scale.quantize()</text:p>
      <text:p text:style-name="P9"><text:s text:c="20"/>.range(["rgb(237,248,233)","rgb(186,228,179)","rgb(116,196,118)","rgb(49,163,84)","rgb(0,109,44)"]);</text:p>
      <text:p text:style-name="P4"><text:span text:style-name="T3"><text:s text:c="2"/></text:span><text:s text:c="18"/></text:p>
      <text:p text:style-name="P4"/>
      <text:p text:style-name="P4"><text:span text:style-name="T2">Time to work on the map itself, first we c</text:span>reate <text:span text:style-name="T2">an </text:span>SVG element:</text:p>
      <text:p text:style-name="P4"/>
      <text:p text:style-name="P9">var svg = d3.select("#myMap")</text:p>
      <text:p text:style-name="P9"><text:s text:c="12"/>.append("svg")</text:p>
      <text:p text:style-name="P9"><text:soft-page-break/><text:s text:c="12"/>.attr("width", w)</text:p>
      <text:p text:style-name="P9"><text:s text:c="12"/>.attr("height", h);</text:p>
      <text:p text:style-name="P4"/>
      <text:p text:style-name="P4"><text:span text:style-name="T2">Now lets build a function that l</text:span>oad<text:span text:style-name="T4">s</text:span> in <text:span text:style-name="T2">the </text:span>agriculture data <text:span text:style-name="T4">and sets the input domain for the color scale</text:span>:</text:p>
      <text:p text:style-name="P4"/>
      <text:p text:style-name="P9">d3.csv("data/us-ag-productivity-2004.csv", function(data) {</text:p>
      <text:p text:style-name="P9"/>
      <text:p text:style-name="P9"><text:s text:c="4"/>color.domain([</text:p>
      <text:p text:style-name="P9"><text:s text:c="8"/>d3.min(data, function(d) { return d.value; }), </text:p>
      <text:p text:style-name="P9"><text:s text:c="8"/>d3.max(data, function(d) { return d.value; })</text:p>
      <text:p text:style-name="P9"><text:s text:c="4"/>]);</text:p>
      <text:p text:style-name="P4"/>
      <text:p text:style-name="P4"><text:span text:style-name="T4">Great! Next we need to create a function that will l</text:span>oad in GeoJSON data <text:span text:style-name="T4">then merge it with the agricultural data:</text:span></text:p>
      <text:p text:style-name="P4"/>
      <text:p text:style-name="P4"><text:s text:c="4"/><text:span text:style-name="T3">d3.json("data/us-states.json", function(json) {</text:span></text:p>
      <text:p text:style-name="P4"/>
      <text:p text:style-name="P4"><text:span text:style-name="T4">To merge the data we l</text:span>oop through once for each ag. data value:</text:p>
      <text:p text:style-name="P4"/>
      <text:p text:style-name="P4"><text:s text:c="7"/><text:span text:style-name="T3"><text:s/>for (var i = 0; i &lt; data.length; i++) {</text:span></text:p>
      <text:p text:style-name="P8"><text:s text:c="4"/></text:p>
      <text:p text:style-name="P8"><text:span text:style-name="T4">Grab the state name:</text:span></text:p>
      <text:p text:style-name="P12"/>
      <text:p text:style-name="P6"><text:s text:c="12"/><text:span text:style-name="T3">var dataState = data[i].state; </text:span><text:s text:c="5"/></text:p>
      <text:p text:style-name="P8"><text:s text:c="7"/></text:p>
      <text:p text:style-name="P8">Grab <text:span text:style-name="T4">the </text:span>data value, and convert from string to float: <text:s text:c="8"/></text:p>
      <text:p text:style-name="P6"><text:s/></text:p>
      <text:p text:style-name="P6"><text:span text:style-name="T3">var dataValue = parseFloat(data[i].value); </text:span><text:s/></text:p>
      <text:p text:style-name="P8"><text:s/></text:p>
      <text:p text:style-name="P8"><text:span text:style-name="T4">Now f</text:span>ind the corresponding state inside the GeoJSON:</text:p>
      <text:p text:style-name="P4"/>
      <text:p text:style-name="P4"><text:s text:c="12"/><text:span text:style-name="T3">for (var j = 0; j &lt; json.features.length; j++) {</text:span></text:p>
      <text:p text:style-name="P9"><text:s text:c="12"/></text:p>
      <text:p text:style-name="P9"><text:s text:c="16"/>var jsonState = json.features[j].properties.name;</text:p>
      <text:p text:style-name="P9"><text:s text:c="4"/></text:p>
      <text:p text:style-name="P9"><text:s text:c="16"/>if (dataState == jsonState) {</text:p>
      <text:p text:style-name="P8"><text:s text:c="12"/></text:p>
      <text:p text:style-name="P8">Copy the data value into the JSON:</text:p>
      <text:p text:style-name="P4"/>
      <text:p text:style-name="P4"><text:s text:c="20"/><text:span text:style-name="T3">json.features[j].properties.value = dataValue;</text:span></text:p>
      <text:p text:style-name="P8"><text:s text:c="20"/></text:p>
      <text:p text:style-name="P8"><text:span text:style-name="T4">Of course once we get a match and the data we need, we want to s</text:span>top looking through the JSON <text:span text:style-name="T4">file!</text:span></text:p>
      <text:p text:style-name="P8"><text:s text:c="20"/></text:p>
      <text:p text:style-name="P8"><text:span text:style-name="T3">break;</text:span></text:p>
      <text:p text:style-name="P4"><text:s text:c="20"/></text:p>
      <text:p text:style-name="P4"><text:s text:c="10"/><text:span text:style-name="T3"><text:s text:c="6"/>}</text:span></text:p>
      <text:p text:style-name="P9"><text:s text:c="12"/>} <text:s text:c="6"/></text:p>
      <text:p text:style-name="P9"><text:s text:c="8"/>}</text:p>
      <text:p text:style-name="P4"><text:soft-page-break/></text:p>
      <text:p text:style-name="P4"><text:span text:style-name="T5">And now we will b</text:span>ind <text:span text:style-name="T5">the </text:span>data and create <text:span text:style-name="T5">a separate</text:span> path per GeoJSON feature <text:span text:style-name="T5">(remember it holds our projection to everything is plotted correctly!):</text:span></text:p>
      <text:p text:style-name="P4"/>
      <text:p text:style-name="P4"><text:s text:c="8"/><text:span text:style-name="T3">var paths = svg.selectAll("path")</text:span></text:p>
      <text:p text:style-name="P9"><text:s text:c="11"/>.data(json.features)</text:p>
      <text:p text:style-name="P9"><text:s text:c="11"/>.enter()</text:p>
      <text:p text:style-name="P9"><text:s text:c="11"/>.append("path")</text:p>
      <text:p text:style-name="P9"><text:s text:c="11"/>.attr("d", path)</text:p>
      <text:p text:style-name="P14"/>
      <text:p text:style-name="P14"><text:span text:style-name="T5">Of course with the paths created we will still need to figure out what color will fill our states:</text:span></text:p>
      <text:p text:style-name="P14"/>
      <text:p text:style-name="P9"><text:s text:c="11"/>.style("fill", function(d) {</text:p>
      <text:p text:style-name="P8"><text:s text:c="16"/></text:p>
      <text:p text:style-name="P8"><text:span text:style-name="T5">Start by g</text:span>et<text:span text:style-name="T5">ting</text:span> data value <text:span text:style-name="T5">and returning the corresponding color using our color scale we created earlier. Note that we use an “if-else” statement to handle any cases in which there is no data</text:span>:</text:p>
      <text:p text:style-name="P7"/>
      <text:p text:style-name="P4"><text:s text:c="14"/><text:span text:style-name="T3"><text:s text:c="2"/>var value = d.properties.value;</text:span></text:p>
      <text:p text:style-name="P9"><text:s text:c="16"/></text:p>
      <text:p text:style-name="P9"><text:s text:c="16"/>if (value) {</text:p>
      <text:p text:style-name="P9"><text:s text:c="20"/></text:p>
      <text:p text:style-name="P9"><text:s text:c="20"/>return color(value);</text:p>
      <text:p text:style-name="P9"><text:s text:c="16"/>} else {</text:p>
      <text:p text:style-name="P9"><text:s text:c="20"/></text:p>
      <text:p text:style-name="P9"><text:s text:c="20"/>return "#ccc";</text:p>
      <text:p text:style-name="P9"><text:s text:c="16"/>}</text:p>
      <text:p text:style-name="P9"><text:s text:c="11"/>});</text:p>
      <text:p text:style-name="P4"/>
      <text:p text:style-name="P4"><text:span text:style-name="T6">On to the cities data, lets load it in:</text:span> </text:p>
      <text:p text:style-name="P4"/>
      <text:p text:style-name="P4"><text:s text:c="8"/><text:span text:style-name="T3">d3.csv("data/us-cities.csv", function(data) {</text:span></text:p>
      <text:p text:style-name="P8"><text:s text:c="8"/></text:p>
      <text:p text:style-name="P8"><text:span text:style-name="T6">And then create a circle that has a radius scaled by the population. We start by creating our circles:</text:span></text:p>
      <text:p text:style-name="P4"/>
      <text:p text:style-name="P4"><text:s text:c="7"/><text:span text:style-name="T3"><text:s text:c="5"/>svg.selectAll("circle")</text:span></text:p>
      <text:p text:style-name="P9"><text:s text:c="15"/>.data(data)</text:p>
      <text:p text:style-name="P9"><text:s text:c="15"/>.enter()</text:p>
      <text:p text:style-name="P9"><text:s text:c="15"/>.append("circle")</text:p>
      <text:p text:style-name="P15"/>
      <text:p text:style-name="P15"><text:span text:style-name="T6">Then get the (correctly projected) Latitude and Longitude:</text:span></text:p>
      <text:p text:style-name="P15"/>
      <text:p text:style-name="P9"><text:s text:c="15"/>.attr("cx", function(d) {</text:p>
      <text:p text:style-name="P9"/>
      <text:p text:style-name="P9"><text:s text:c="19"/>return projection([d.lon, d.lat])[0];</text:p>
      <text:p text:style-name="P9"><text:s text:c="15"/>})</text:p>
      <text:p text:style-name="P9"><text:s text:c="15"/>.attr("cy", function(d) {</text:p>
      <text:p text:style-name="P9"><text:s text:c="19"/>return projection([d.lon, d.lat])[1];</text:p>
      <text:p text:style-name="P10"><text:soft-page-break/><text:s text:c="15"/>})</text:p>
      <text:p text:style-name="P10"><text:span text:style-name="T8"/></text:p>
      <text:p text:style-name="P10"><text:span text:style-name="T8">And calculate the radius using the population for the given city, finishing up by giving the style that will be used for the cicles (fill,stroke, and opacity):</text:span></text:p>
      <text:p text:style-name="P13"/>
      <text:p text:style-name="P4"><text:s text:c="13"/><text:span text:style-name="T3"><text:s text:c="2"/>.attr("r", function(d) {</text:span></text:p>
      <text:p text:style-name="P9"><text:s text:c="20"/>return Math.sqrt(parseInt(d.population) * 0.00004);</text:p>
      <text:p text:style-name="P9"><text:s text:c="15"/>})</text:p>
      <text:p text:style-name="P9"><text:s text:c="15"/>.style("fill", "grey")</text:p>
      <text:p text:style-name="P9"><text:s text:c="15"/>.style("stroke", "white")</text:p>
      <text:p text:style-name="P9"><text:s text:c="15"/>.style("opacity", 0.75);</text:p>
      <text:p text:style-name="P9"><text:s text:c="12"/></text:p>
      <text:p text:style-name="P9"><text:s text:c="8"/>});</text:p>
      <text:p text:style-name="P4"/>
      <text:p text:style-name="P4"><text:span text:style-name="T6">Of course we need to close the rest of the functions up!</text:span></text:p>
      <text:p text:style-name="P4"/>
      <text:p text:style-name="P4"><text:s text:c="3"/><text:span text:style-name="T3"><text:s/>});</text:span></text:p>
      <text:p text:style-name="P9"/>
      <text:p text:style-name="P9">});</text:p>
      <text:p text:style-name="P1"/>
      <text:p text:style-name="P16">With that all done its time to check your handy work! Open your new map in your brow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3:14:53.009662685</meta:creation-date>
    <dc:date>2016-11-27T16:50:47.856387867</dc:date>
    <meta:editing-duration>PT38M41S</meta:editing-duration>
    <meta:editing-cycles>10</meta:editing-cycles>
    <meta:generator>LibreOffice/5.1.4.2$Linux_X86_64 LibreOffice_project/10m0$Build-2</meta:generator>
    <meta:document-statistic meta:table-count="0" meta:image-count="0" meta:object-count="0" meta:page-count="4" meta:paragraph-count="110" meta:word-count="699" meta:character-count="5380" meta:non-whitespace-character-count="3796"/>
  </office:meta>
</office:document-meta>
</file>